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615B2688B8E18BED.png" manifest:media-type="image/png"/>
  <manifest:file-entry manifest:full-path="Pictures/100000000000053E0000010FACF78DC312082221.png" manifest:media-type="image/png"/>
  <manifest:file-entry manifest:full-path="Pictures/100000000000055600000300D9B9E9986B6E045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327f" officeooo:paragraph-rsid="001c327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1.529cm" svg:y="-1.284cm" svg:width="20.53cm" svg:height="11.541cm" draw:z-index="0"><draw:image xlink:href="Pictures/100000000000055600000300615B2688B8E18BED.png" xlink:type="simple" xlink:show="embed" xlink:actuate="onLoad" draw:mime-type="image/png"/></draw:frame></text:p>
      <text:p text:style-name="P1"><text:s text:c="67"/>1)For SystemQ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-2cm" svg:y="0.101cm" svg:width="21.001cm" svg:height="6.664cm" draw:z-index="1"><draw:image xlink:href="Pictures/100000000000053E0000010FACF78DC312082221.png" xlink:type="simple" xlink:show="embed" xlink:actuate="onLoad" draw:mime-type="image/png"/></draw:frame></text:p>
      <text:p text:style-name="P1"><text:s text:c="63"/>2) For ADMIN Q</text:p>
      <text:p text:style-name="P1"/>
      <text:p text:style-name="P1"/>
      <text:p text:style-name="P1"/>
      <text:p text:style-name="P1"/>
      <text:p text:style-name="P1"/>
      <text:p text:style-name="Standard"/>
      <text:p text:style-name="Standard"><draw:frame draw:style-name="fr1" draw:name="Image3" text:anchor-type="char" svg:width="19.147cm" svg:height="10.763cm" draw:z-index="2"><draw:image xlink:href="Pictures/100000000000055600000300D9B9E9986B6E0450.png" xlink:type="simple" xlink:show="embed" xlink:actuate="onLoad" draw:mime-type="image/png"/></draw:frame><text:soft-page-break/></text:p>
      <text:p text:style-name="P1"><text:s text:c="60"/>3) For HR Q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1:57:57.255000000</meta:creation-date>
    <dc:date>2023-03-21T12:03:36.119000000</dc:date>
    <meta:editing-duration>PT5M41S</meta:editing-duration>
    <meta:editing-cycles>1</meta:editing-cycles>
    <meta:document-statistic meta:table-count="0" meta:image-count="3" meta:object-count="0" meta:page-count="2" meta:paragraph-count="3" meta:word-count="10" meta:character-count="228" meta:non-whitespace-character-count="31"/>
    <meta:generator>LibreOffice/7.4.3.2$Windows_X86_64 LibreOffice_project/1048a8393ae2eeec98dff31b5c133c5f1d08b890</meta:generator>
  </office:meta>
</office:document-meta>
</file>